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215" officeooo:paragraph-rsid="001a2215"/>
    </style:style>
    <style:style style:name="P2" style:family="paragraph" style:parent-style-name="Standard">
      <style:text-properties officeooo:rsid="001c1035" officeooo:paragraph-rsid="001dcf01"/>
    </style:style>
    <style:style style:name="T1" style:family="text">
      <style:text-properties officeooo:rsid="0023cd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plain a model that you developed to an audience with reasonable technical expertise, but no familiarity with the problem you solved. What was the real-world application of the model? How did you decide the type of model you would use? What tools and data did you use to build the model? How did you evaluate your results? (500 words max) </text:p>
      <text:p text:style-name="Standard"/>
      <text:p text:style-name="P1">I created a model to predict the chance of a patient falling upon their attempt to walk from their hospital beds. I utilised R, Tidymodels, and Caret machine learning ecosystems. The analysis drew from data from China that captured a range of physiological measures relating to each patient. The outcome variable was "does not fall" (0) or "falls" (1). In this case, it was more important to predict that a patient falls when they actually fall. There was little harm if the model predicted that a patient would fall and they do not. I ran a series of models - classification tree, random forest, K-Nearest Neighbours (KNN), Extreme gradient boosting (XGBoost), and multinomial logit. Finally I created an ensemble of all the methods. I finally settled on the random forest model as it offered the best specificity (0.8859) – predicting that a patient will fall when they do fall. I divided the data into training and test set to allow for model evaluation. In training the model, I <text:span text:style-name="T1">corrected for class imbalance and </text:span>did cross validation to manage overfitting and choose hyperparameters. After training the models, I evaluated on the test set focusing on specificity.</text:p>
      <text:p text:style-name="Standard"/>
      <text:p text:style-name="Standard"/>
      <text:p text:style-name="Standard"/>
      <text:p text:style-name="Standard"/>
      <text:p text:style-name="Standard">Why are you interested in this role at GiveDirectly?</text:p>
      <text:p text:style-name="Standard"/>
      <text:p text:style-name="P2">I like working with data, and the role of Data Scientist at GiveDirectly gives me the chance to continue in the direction. Specifically, the role allows me an opportunity to utilise skills in data analysis that I have developed in the past – R programming, SQL, Git and Github, Tableau, Machine Learning, and my upcoming Python. Moreover, the mission of GiveDirectly corresponds to my research interests of combating poverty, especially in Africa, through philanthropy and availing financial opportunities to the poor and financially exclu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4.2.3$Linux_X86_64 LibreOffice_project/40$Build-3</meta:generator>
    <dc:date>2022-12-16T16:13:32.053263822</dc:date>
    <meta:editing-duration>PT1H48M24S</meta:editing-duration>
    <meta:editing-cycles>10</meta:editing-cycles>
    <meta:document-statistic meta:table-count="0" meta:image-count="0" meta:object-count="0" meta:page-count="1" meta:paragraph-count="4" meta:word-count="346" meta:character-count="2102" meta:non-whitespace-character-count="1757"/>
  </office:meta>
</office:document-meta>
</file>